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2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32291666666667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0.79375cm" style:use-optimal-column-width="true"/>
    </style:style>
    <style:style style:name="co7" style:family="table-column">
      <style:table-column-properties fo:break-before="auto" style:column-width="0.899583333333333cm" style:use-optimal-column-width="true"/>
    </style:style>
    <style:style style:name="co8" style:family="table-column">
      <style:table-column-properties fo:break-before="auto" style:column-width="1.42875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1.5875cm" style:use-optimal-column-width="true"/>
    </style:style>
    <style:style style:name="co12" style:family="table-column">
      <style:table-column-properties fo:break-before="auto" style:column-width="2.06375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143125cm" style:use-optimal-column-width="true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ábua_de_Vid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3"/>
        <table:table-column table:style-name="co9" table:default-cell-style-name="ce8"/>
        <table:table-column table:style-name="co10" table:default-cell-style-name="ce7"/>
        <table:table-column table:style-name="co11" table:default-cell-style-name="ce7"/>
        <table:table-column table:style-name="co12" table:default-cell-style-name="ce9"/>
        <table:table-column table:style-name="co13" table:default-cell-style-name="ce7"/>
        <table:table-column table:style-name="co6" table:default-cell-style-name="ce7"/>
        <table:table-column table:style-name="co9" table:default-cell-style-name="ce8"/>
        <table:table-column table:style-name="co14" table:default-cell-style-name="ce3"/>
        <table:table-column table:style-name="co1" table:default-cell-style-name="ce2"/>
        <table:table-column table:style-name="co2" table:default-cell-style-name="ce2"/>
        <table:table-column table:style-name="co14" table:default-cell-style-name="ce8"/>
        <table:table-column table:style-name="co13" table:default-cell-style-name="ce1"/>
        <table:table-column table:style-name="co15" table:default-cell-style-name="ce2"/>
        <table:table-column table:style-name="co2" table:default-cell-style-name="ce2"/>
        <table:table-column table:style-name="co14" table:number-columns-repeated="16362" table:default-cell-style-name="ce2"/>
        <table:table-row table:style-name="ro1">
          <table:table-cell table:style-name="ce2"/>
          <table:table-cell office:value-type="string" table:number-columns-spanned="14" table:number-rows-spanned="1" table:style-name="ce13">
            <text:p>Tábua de Vida Masculina</text:p>
          </table:table-cell>
          <table:covered-table-cell table:number-columns-repeated="13"/>
          <table:table-cell table:style-name="ce3"/>
          <table:table-cell office:value-type="string" table:number-columns-spanned="7" table:number-rows-spanned="1" table:style-name="ce14">
            <text:p>Projeção da População Masculina de 2010-2015-2020</text:p>
          </table:table-cell>
          <table:covered-table-cell table:number-columns-repeated="6"/>
          <table:table-cell table:number-columns-repeated="1636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0">
            <text:p>pop2010</text:p>
          </table:table-cell>
          <table:table-cell office:value-type="string" table:style-name="ce10">
            <text:p>Proj2015</text:p>
          </table:table-cell>
          <table:table-cell office:value-type="string" table:style-name="ce10">
            <text:p>Proj202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687" table:style-name="ce3">
            <text:p>687,00</text:p>
          </table:table-cell>
          <table:table-cell office:value-type="float" office:value="63502.75" table:formula="msoxl:=(1/4)*254011" table:style-name="ce5">
            <text:p>63503</text:p>
          </table:table-cell>
          <table:table-cell office:value-type="float" office:value="1.081842912314821E-2" table:formula="msoxl:=C3/D3" table:style-name="ce11">
            <text:p>0,0108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1.0202921837221601E-2" table:formula="msoxl:=1-EXP(-E3*(0.9539-0.55*E3))" table:style-name="ce8">
            <text:p>0,0102</text:p>
          </table:table-cell>
          <table:table-cell office:value-type="float" office:value="100000" table:style-name="ce7">
            <text:p>100000</text:p>
          </table:table-cell>
          <table:table-cell office:value-type="float" office:value="1020.2921837221601" table:formula="msoxl:=J3*I3" table:style-name="ce7">
            <text:p>1020</text:p>
          </table:table-cell>
          <table:table-cell office:value-type="float" office:value="99081.737034650054" table:formula="msoxl:=H3*J3+(1-H3)*J4" table:style-name="ce9">
            <text:p>99082</text:p>
          </table:table-cell>
          <table:table-cell office:value-type="float" office:value="6913509.1289515272" table:formula="msoxl:=SUM(L3:L20)" table:style-name="ce7">
            <text:p>6913509</text:p>
          </table:table-cell>
          <table:table-cell office:value-type="float" office:value="69.135091289515273" table:formula="msoxl:=M3/J3" table:style-name="ce7">
            <text:p>69</text:p>
          </table:table-cell>
          <table:table-cell office:value-type="float" office:value="0.1981634740693001" table:formula="msoxl:=L3/(5*J3)" table:style-name="ce8">
            <text:p>0,19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0.1981634740693001" table:style-name="ce8">
            <text:p>0,1982</text:p>
          </table:table-cell>
          <table:table-cell office:value-type="float" office:value="87527" table:style-name="ce10">
            <text:p>87527</text:p>
          </table:table-cell>
          <table:table-cell office:value-type="float" office:value="0.98687518190269619" table:formula="msoxl:=(L5/(5*J3))" table:style-name="ce10">
            <text:p>1</text:p>
          </table:table-cell>
          <table:table-cell office:value-type="float" office:value="0.98687518190269619" table:formula="msoxl:=(L5/(5*J3))" table:style-name="ce10">
            <text:p>1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107" table:style-name="ce3">
            <text:p>107,00</text:p>
          </table:table-cell>
          <table:table-cell office:value-type="float" office:value="190508.25" table:formula="msoxl:=(3/4)*254011" table:style-name="ce5">
            <text:p>190508</text:p>
          </table:table-cell>
          <table:table-cell office:value-type="float" office:value="5.616554663643176E-4" table:formula="msoxl:=C4/D4" table:style-name="ce11">
            <text:p>0,00056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2.1979949256659692E-3" table:formula="msoxl:=1-EXP(-4*E4*(0.9806-2.079*E4))" table:style-name="ce8">
            <text:p>0,0022</text:p>
          </table:table-cell>
          <table:table-cell office:value-type="float" office:value="98979.707816277834" table:formula="msoxl:=J3-K3" table:style-name="ce7">
            <text:p>98980</text:p>
          </table:table-cell>
          <table:table-cell office:value-type="float" office:value="217.55689552407895" table:formula="msoxl:=J4*I4" table:style-name="ce7">
            <text:p>218</text:p>
          </table:table-cell>
          <table:table-cell office:value-type="float" office:value="98866.578230605315" table:formula="msoxl:=H4*J4+(1-H4)*J5" table:style-name="ce9">
            <text:p>98867</text:p>
          </table:table-cell>
          <table:table-cell office:value-type="float" office:value="6814427.3919168785" table:formula="msoxl:=SUM(L4:L20)" table:style-name="ce7">
            <text:p>6814427</text:p>
          </table:table-cell>
          <table:table-cell office:value-type="float" office:value="68.846711535717461" table:formula="msoxl:=M4/J4" table:style-name="ce7">
            <text:p>69</text:p>
          </table:table-cell>
          <table:table-cell office:value-type="float" office:value="0.98549157947623311" table:formula="msoxl:=M5/M4" table:style-name="ce8">
            <text:p>0,985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0.98549157947623311" table:style-name="ce8">
            <text:p>0,9855</text:p>
          </table:table-cell>
          <table:table-cell office:value-type="float" office:value="135247" table:style-name="ce10">
            <text:p>135247</text:p>
          </table:table-cell>
          <table:table-cell office:value-type="float" office:value="238127.77008958062" table:formula="msoxl:=((T5*S4) + (T5/(5*J3)))" table:style-name="ce7">
            <text:p>238128</text:p>
          </table:table-cell>
          <table:table-cell office:value-type="float" office:value="148444.34013078234" table:formula="msoxl:=((U5*S4) + (U5/(5*J3)))" table:style-name="ce10">
            <text:p>14844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74.67" table:style-name="ce3">
            <text:p>74,67</text:p>
          </table:table-cell>
          <table:table-cell office:value-type="float" office:value="246842" table:style-name="ce7">
            <text:p>246842</text:p>
          </table:table-cell>
          <table:table-cell office:value-type="float" office:value="3.0250119509645846E-4" table:formula="msoxl:=C5/D5" table:style-name="ce6">
            <text:p>0,0003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5/2" table:style-name="ce3">
            <text:p>2,50</text:p>
          </table:table-cell>
          <table:table-cell office:value-type="float" office:value="1.5113630026959419E-3" table:formula="msoxl:=(G5*E5)/(1+(G5-H5)*E5)" table:style-name="ce8">
            <text:p>0,0015</text:p>
          </table:table-cell>
          <table:table-cell office:value-type="float" office:value="98762.15092075376" table:formula="msoxl:=J4-K4" table:style-name="ce7">
            <text:p>98762</text:p>
          </table:table-cell>
          <table:table-cell office:value-type="float" office:value="149.2654609683002" table:formula="msoxl:=J5*I5" table:style-name="ce7">
            <text:p>149</text:p>
          </table:table-cell>
          <table:table-cell office:value-type="float" office:value="493437.59095134807" table:formula="msoxl:=(G5/2)*(J5+J6)" table:style-name="ce9">
            <text:p>493438</text:p>
          </table:table-cell>
          <table:table-cell office:value-type="float" office:value="6715560.8136862721" table:formula="msoxl:=SUM(L5:L20)" table:style-name="ce7">
            <text:p>6715561</text:p>
          </table:table-cell>
          <table:table-cell office:value-type="float" office:value="67.997312240341984" table:formula="msoxl:=M5/J5" table:style-name="ce7">
            <text:p>68</text:p>
          </table:table-cell>
          <table:table-cell office:value-type="float" office:value="0.92652324881851644" table:formula="msoxl:=M6/M5" table:style-name="ce8">
            <text:p>0,926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0.92652324881851644" table:style-name="ce8">
            <text:p>0,9265</text:p>
          </table:table-cell>
          <table:table-cell office:value-type="float" office:value="241633" table:style-name="ce10">
            <text:p>241633</text:p>
          </table:table-cell>
          <table:table-cell office:value-type="float" office:value="150629.43404428574" table:formula="msoxl:=(T4*S4)+(T3*S3)" table:style-name="ce10">
            <text:p>150629</text:p>
          </table:table-cell>
          <table:table-cell office:value-type="float" office:value="234673.21352160221" table:formula="msoxl:=(U4*S4) + (U5/(5*J3))" table:style-name="ce10">
            <text:p>23467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110" table:style-name="ce3">
            <text:p>110,00</text:p>
          </table:table-cell>
          <table:table-cell office:value-type="float" office:value="258690" table:style-name="ce7">
            <text:p>258690</text:p>
          </table:table-cell>
          <table:table-cell office:value-type="float" office:value="4.2521937454095636E-4" table:formula="msoxl:=C6/D6" table:style-name="ce6">
            <text:p>0,00043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6/2" table:style-name="ce3">
            <text:p>2,50</text:p>
          </table:table-cell>
          <table:table-cell office:value-type="float" office:value="2.1238391288398049E-3" table:formula="msoxl:=(G6*E6)/(1+(G6-H6)*E6)" table:style-name="ce8">
            <text:p>0,0021</text:p>
          </table:table-cell>
          <table:table-cell office:value-type="float" office:value="98612.885459785466" table:formula="msoxl:=J5-K5" table:style-name="ce7">
            <text:p>98613</text:p>
          </table:table-cell>
          <table:table-cell office:value-type="float" office:value="209.43790474729022" table:formula="msoxl:=J6*I6" table:style-name="ce7">
            <text:p>209</text:p>
          </table:table-cell>
          <table:table-cell office:value-type="float" office:value="492540.83253705909" table:formula="msoxl:=(G6/2)*(J6+J7)" table:style-name="ce9">
            <text:p>492541</text:p>
          </table:table-cell>
          <table:table-cell office:value-type="float" office:value="6222123.2227349244" table:formula="msoxl:=SUM(L6:L20)" table:style-name="ce7">
            <text:p>6222123</text:p>
          </table:table-cell>
          <table:table-cell office:value-type="float" office:value="63.096452291443384" table:formula="msoxl:=M6/J6" table:style-name="ce7">
            <text:p>63</text:p>
          </table:table-cell>
          <table:table-cell office:value-type="float" office:value="0.92084039243431071" table:formula="msoxl:=M7/M6" table:style-name="ce8">
            <text:p>0,920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0.92084039243431071" table:style-name="ce8">
            <text:p>0,9208</text:p>
          </table:table-cell>
          <table:table-cell office:value-type="float" office:value="269952" table:style-name="ce10">
            <text:p>269952</text:p>
          </table:table-cell>
          <table:table-cell office:value-type="float" office:value="223878.59218176457" table:formula="msoxl:=T5*S5" table:style-name="ce10">
            <text:p>223879</text:p>
          </table:table-cell>
          <table:table-cell office:value-type="float" office:value="139561.67259840606" table:formula="msoxl:=U5*S5" table:style-name="ce10">
            <text:p>13956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716.67" table:style-name="ce3">
            <text:p>716,67</text:p>
          </table:table-cell>
          <table:table-cell office:value-type="float" office:value="279742" table:style-name="ce7">
            <text:p>279742</text:p>
          </table:table-cell>
          <table:table-cell office:value-type="float" office:value="2.5618963187508488E-3" table:formula="msoxl:=C7/D7" table:style-name="ce6">
            <text:p>0,00256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7/2" table:style-name="ce3">
            <text:p>2,50</text:p>
          </table:table-cell>
          <table:table-cell office:value-type="float" office:value="1.2727962294386276E-2" table:formula="msoxl:=(G7*E7)/(1+(G7-H7)*E7)" table:style-name="ce8">
            <text:p>0,0127</text:p>
          </table:table-cell>
          <table:table-cell office:value-type="float" office:value="98403.447555038176" table:formula="msoxl:=J6-K6" table:style-name="ce7">
            <text:p>98403</text:p>
          </table:table-cell>
          <table:table-cell office:value-type="float" office:value="1252.4753701181432" table:formula="msoxl:=J7*I7" table:style-name="ce7">
            <text:p>1252</text:p>
          </table:table-cell>
          <table:table-cell office:value-type="float" office:value="488886.04934989545" table:formula="msoxl:=(G7/2)*(J7+J8)" table:style-name="ce9">
            <text:p>488886</text:p>
          </table:table-cell>
          <table:table-cell office:value-type="float" office:value="5729582.3901978657" table:formula="msoxl:=SUM(L7:L20)" table:style-name="ce7">
            <text:p>5729582</text:p>
          </table:table-cell>
          <table:table-cell office:value-type="float" office:value="58.225423321609178" table:formula="msoxl:=M7/J7" table:style-name="ce7">
            <text:p>58</text:p>
          </table:table-cell>
          <table:table-cell office:value-type="float" office:value="0.9146733538230849" table:formula="msoxl:=M8/M7" table:style-name="ce8">
            <text:p>0,9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0.9146733538230849" table:style-name="ce8">
            <text:p>0,9147</text:p>
          </table:table-cell>
          <table:table-cell office:value-type="float" office:value="268462" table:style-name="ce10">
            <text:p>268462</text:p>
          </table:table-cell>
          <table:table-cell office:value-type="float" office:value="248582.70561842705" table:formula="msoxl:=T6*S6" table:style-name="ce10">
            <text:p>248583</text:p>
          </table:table-cell>
          <table:table-cell office:value-type="float" office:value="206156.45068229709" table:formula="msoxl:=U6*S6" table:style-name="ce10">
            <text:p>20615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970.33" table:style-name="ce3">
            <text:p>970,33</text:p>
          </table:table-cell>
          <table:table-cell office:value-type="float" office:value="283881" table:style-name="ce7">
            <text:p>283881</text:p>
          </table:table-cell>
          <table:table-cell office:value-type="float" office:value="3.4180871562380015E-3" table:formula="msoxl:=C8/D8" table:style-name="ce6">
            <text:p>0,00342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8/2" table:style-name="ce3">
            <text:p>2,50</text:p>
          </table:table-cell>
          <table:table-cell office:value-type="float" office:value="1.6945631666307644E-2" table:formula="msoxl:=(G8*E8)/(1+(G8-H8)*E8)" table:style-name="ce8">
            <text:p>0,0169</text:p>
          </table:table-cell>
          <table:table-cell office:value-type="float" office:value="97150.972184920029" table:formula="msoxl:=J7-K7" table:style-name="ce7">
            <text:p>97151</text:p>
          </table:table-cell>
          <table:table-cell office:value-type="float" office:value="1646.284590669354" table:formula="msoxl:=J8*I8" table:style-name="ce7">
            <text:p>1646</text:p>
          </table:table-cell>
          <table:table-cell office:value-type="float" office:value="481639.14944792679" table:formula="msoxl:=(G8/2)*(J8+J9)" table:style-name="ce9">
            <text:p>481639</text:p>
          </table:table-cell>
          <table:table-cell office:value-type="float" office:value="5240696.3408479691" table:formula="msoxl:=SUM(L8:L20)" table:style-name="ce7">
            <text:p>5240696</text:p>
          </table:table-cell>
          <table:table-cell office:value-type="float" office:value="53.943838368108892" table:formula="msoxl:=M8/J8" table:style-name="ce7">
            <text:p>54</text:p>
          </table:table-cell>
          <table:table-cell office:value-type="float" office:value="0.9080963448132171" table:formula="msoxl:=M9/M8" table:style-name="ce8">
            <text:p>0,908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0.9080963448132171" table:style-name="ce8">
            <text:p>0,9081</text:p>
          </table:table-cell>
          <table:table-cell office:value-type="float" office:value="279238" table:style-name="ce10">
            <text:p>279238</text:p>
          </table:table-cell>
          <table:table-cell office:value-type="float" office:value="245555.03791405301" table:formula="msoxl:=T7*S7" table:style-name="ce10">
            <text:p>245555</text:p>
          </table:table-cell>
          <table:table-cell office:value-type="float" office:value="227371.97705042327" table:formula="msoxl:=U7*S7" table:style-name="ce10">
            <text:p>22737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901" table:style-name="ce3">
            <text:p>901,00</text:p>
          </table:table-cell>
          <table:table-cell office:value-type="float" office:value="297653" table:style-name="ce7">
            <text:p>297653</text:p>
          </table:table-cell>
          <table:table-cell office:value-type="float" office:value="3.0270146781655148E-3" table:formula="msoxl:=C9/D9" table:style-name="ce6">
            <text:p>0,00303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9/2" table:style-name="ce3">
            <text:p>2,50</text:p>
          </table:table-cell>
          <table:table-cell office:value-type="float" office:value="1.5021398407164923E-2" table:formula="msoxl:=(G9*E9)/(1+(G9-H9)*E9)" table:style-name="ce8">
            <text:p>0,0150</text:p>
          </table:table-cell>
          <table:table-cell office:value-type="float" office:value="95504.687594250674" table:formula="msoxl:=J8-K8" table:style-name="ce7">
            <text:p>95505</text:p>
          </table:table-cell>
          <table:table-cell office:value-type="float" office:value="1434.6139621050606" table:formula="msoxl:=J9*I9" table:style-name="ce7">
            <text:p>1435</text:p>
          </table:table-cell>
          <table:table-cell office:value-type="float" office:value="473936.90306599077" table:formula="msoxl:=(G9/2)*(J9+J10)" table:style-name="ce9">
            <text:p>473937</text:p>
          </table:table-cell>
          <table:table-cell office:value-type="float" office:value="4759057.1914000427" table:formula="msoxl:=SUM(L9:L20)" table:style-name="ce7">
            <text:p>4759057</text:p>
          </table:table-cell>
          <table:table-cell office:value-type="float" office:value="49.830613672271049" table:formula="msoxl:=M9/J9" table:style-name="ce7">
            <text:p>50</text:p>
          </table:table-cell>
          <table:table-cell office:value-type="float" office:value="0.900413698763186" table:formula="msoxl:=M10/M9" table:style-name="ce8">
            <text:p>0,9004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0.900413698763186" table:style-name="ce8">
            <text:p>0,9004</text:p>
          </table:table-cell>
          <table:table-cell office:value-type="float" office:value="277270" table:style-name="ce10">
            <text:p>277270</text:p>
          </table:table-cell>
          <table:table-cell office:value-type="float" office:value="253575.00713295312" table:formula="msoxl:=T8*S8" table:style-name="ce10">
            <text:p>253575</text:p>
          </table:table-cell>
          <table:table-cell office:value-type="float" office:value="222987.63238022249" table:formula="msoxl:=U8*S8" table:style-name="ce10">
            <text:p>22298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905" table:style-name="ce3">
            <text:p>905,00</text:p>
          </table:table-cell>
          <table:table-cell office:value-type="float" office:value="290892" table:style-name="ce7">
            <text:p>290892</text:p>
          </table:table-cell>
          <table:table-cell office:value-type="float" office:value="3.1111202783163511E-3" table:formula="msoxl:=C10/D10" table:style-name="ce6">
            <text:p>0,00311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0/2" table:style-name="ce3">
            <text:p>2,50</text:p>
          </table:table-cell>
          <table:table-cell office:value-type="float" office:value="1.5435546785057026E-2" table:formula="msoxl:=(G10*E10)/(1+(G10-H10)*E10)" table:style-name="ce8">
            <text:p>0,0154</text:p>
          </table:table-cell>
          <table:table-cell office:value-type="float" office:value="94070.073632145621" table:formula="msoxl:=J9-K9" table:style-name="ce7">
            <text:p>94070</text:p>
          </table:table-cell>
          <table:table-cell office:value-type="float" office:value="1452.0230226227432" table:formula="msoxl:=J10*I10" table:style-name="ce7">
            <text:p>1452</text:p>
          </table:table-cell>
          <table:table-cell office:value-type="float" office:value="466720.31060417125" table:formula="msoxl:=(G10/2)*(J10+J11)" table:style-name="ce9">
            <text:p>466720</text:p>
          </table:table-cell>
          <table:table-cell office:value-type="float" office:value="4285120.2883340521" table:formula="msoxl:=SUM(L10:L20)" table:style-name="ce7">
            <text:p>4285120</text:p>
          </table:table-cell>
          <table:table-cell office:value-type="float" office:value="45.552428342840599" table:formula="msoxl:=M10/J10" table:style-name="ce7">
            <text:p>46</text:p>
          </table:table-cell>
          <table:table-cell office:value-type="float" office:value="0.89108349843182078" table:formula="msoxl:=M11/M10" table:style-name="ce8">
            <text:p>0,89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0.89108349843182078" table:style-name="ce8">
            <text:p>0,8911</text:p>
          </table:table-cell>
          <table:table-cell office:value-type="float" office:value="262570" table:style-name="ce10">
            <text:p>262570</text:p>
          </table:table-cell>
          <table:table-cell office:value-type="float" office:value="249657.70625606857" table:formula="msoxl:=T9*S9" table:style-name="ce10">
            <text:p>249658</text:p>
          </table:table-cell>
          <table:table-cell office:value-type="float" office:value="228322.41008648358" table:formula="msoxl:=U9*S9" table:style-name="ce10">
            <text:p>22832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909" table:style-name="ce3">
            <text:p>909,00</text:p>
          </table:table-cell>
          <table:table-cell office:value-type="float" office:value="270622" table:style-name="ce7">
            <text:p>270622</text:p>
          </table:table-cell>
          <table:table-cell office:value-type="float" office:value="3.3589286902025702E-3" table:formula="msoxl:=C11/D11" table:style-name="ce6">
            <text:p>0,00336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1/2" table:style-name="ce3">
            <text:p>2,50</text:p>
          </table:table-cell>
          <table:table-cell office:value-type="float" office:value="1.6654787839256561E-2" table:formula="msoxl:=(G11*E11)/(1+(G11-H11)*E11)" table:style-name="ce8">
            <text:p>0,0167</text:p>
          </table:table-cell>
          <table:table-cell office:value-type="float" office:value="92618.050609522877" table:formula="msoxl:=J10-K10" table:style-name="ce7">
            <text:p>92618</text:p>
          </table:table-cell>
          <table:table-cell office:value-type="float" office:value="1542.5339829871302" table:formula="msoxl:=J11*I11" table:style-name="ce7">
            <text:p>1543</text:p>
          </table:table-cell>
          <table:table-cell office:value-type="float" office:value="459233.91809014656" table:formula="msoxl:=(G11/2)*(J11+J12)" table:style-name="ce9">
            <text:p>459234</text:p>
          </table:table-cell>
          <table:table-cell office:value-type="float" office:value="3818399.9777298798" table:formula="msoxl:=SUM(L11:L20)" table:style-name="ce7">
            <text:p>3818400</text:p>
          </table:table-cell>
          <table:table-cell office:value-type="float" office:value="41.227384431013675" table:formula="msoxl:=M11/J11" table:style-name="ce7">
            <text:p>41</text:p>
          </table:table-cell>
          <table:table-cell office:value-type="float" office:value="0.87973132181842029" table:formula="msoxl:=M12/M11" table:style-name="ce8">
            <text:p>0,879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0.87973132181842029" table:style-name="ce8">
            <text:p>0,8797</text:p>
          </table:table-cell>
          <table:table-cell office:value-type="float" office:value="232644" table:style-name="ce10">
            <text:p>232644</text:p>
          </table:table-cell>
          <table:table-cell office:value-type="float" office:value="233971.79418324318" table:formula="msoxl:=T10*S10" table:style-name="ce10">
            <text:p>233972</text:p>
          </table:table-cell>
          <table:table-cell office:value-type="float" office:value="222465.86230112147" table:formula="msoxl:=U10*S10" table:style-name="ce10">
            <text:p>22246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957.67" table:style-name="ce3">
            <text:p>957,67</text:p>
          </table:table-cell>
          <table:table-cell office:value-type="float" office:value="236646" table:style-name="ce7">
            <text:p>236646</text:p>
          </table:table-cell>
          <table:table-cell office:value-type="float" office:value="4.0468463443286591E-3" table:formula="msoxl:=C12/D12" table:style-name="ce6">
            <text:p>0,0040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2/2" table:style-name="ce3">
            <text:p>2,50</text:p>
          </table:table-cell>
          <table:table-cell office:value-type="float" office:value="2.0031570007008233E-2" table:formula="msoxl:=(G12*E12)/(1+(G12-H12)*E12)" table:style-name="ce8">
            <text:p>0,0200</text:p>
          </table:table-cell>
          <table:table-cell office:value-type="float" office:value="91075.51662653574" table:formula="msoxl:=J11-K11" table:style-name="ce7">
            <text:p>91076</text:p>
          </table:table-cell>
          <table:table-cell office:value-type="float" office:value="1824.385587228893" table:formula="msoxl:=J12*I12" table:style-name="ce7">
            <text:p>1824</text:p>
          </table:table-cell>
          <table:table-cell office:value-type="float" office:value="450816.61916460644" table:formula="msoxl:=(G12/2)*(J12+J13)" table:style-name="ce9">
            <text:p>450817</text:p>
          </table:table-cell>
          <table:table-cell office:value-type="float" office:value="3359166.0596397338" table:formula="msoxl:=SUM(L12:L20)" table:style-name="ce7">
            <text:p>3359166</text:p>
          </table:table-cell>
          <table:table-cell office:value-type="float" office:value="36.883305020539495" table:formula="msoxl:=M12/J12" table:style-name="ce7">
            <text:p>37</text:p>
          </table:table-cell>
          <table:table-cell office:value-type="float" office:value="0.86579507795665334" table:formula="msoxl:=M13/M12" table:style-name="ce8">
            <text:p>0,865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0.86579507795665334" table:style-name="ce8">
            <text:p>0,8658</text:p>
          </table:table-cell>
          <table:table-cell office:value-type="float" office:value="211499" table:style-name="ce10">
            <text:p>211499</text:p>
          </table:table-cell>
          <table:table-cell office:value-type="float" office:value="204664.21363312457" table:formula="msoxl:=T11*S11" table:style-name="ce10">
            <text:p>204664</text:p>
          </table:table-cell>
          <table:table-cell office:value-type="float" office:value="205832.3157650519" table:formula="msoxl:=U11*S11" table:style-name="ce10">
            <text:p>20583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1170" table:style-name="ce3">
            <text:p>1170,00</text:p>
          </table:table-cell>
          <table:table-cell office:value-type="float" office:value="212875" table:style-name="ce7">
            <text:p>212875</text:p>
          </table:table-cell>
          <table:table-cell office:value-type="float" office:value="5.4961832061068703E-3" table:formula="msoxl:=C13/D13" table:style-name="ce6">
            <text:p>0,00550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3/2" table:style-name="ce3">
            <text:p>2,50</text:p>
          </table:table-cell>
          <table:table-cell office:value-type="float" office:value="2.710843373493976E-2" table:formula="msoxl:=(G13*E13)/(1+(G13-H13)*E13)" table:style-name="ce8">
            <text:p>0,0271</text:p>
          </table:table-cell>
          <table:table-cell office:value-type="float" office:value="89251.131039306842" table:formula="msoxl:=J12-K12" table:style-name="ce7">
            <text:p>89251</text:p>
          </table:table-cell>
          <table:table-cell office:value-type="float" office:value="2419.4583715474746" table:formula="msoxl:=J13*I13" table:style-name="ce7">
            <text:p>2419</text:p>
          </table:table-cell>
          <table:table-cell office:value-type="float" office:value="440207.00926766556" table:formula="msoxl:=(G13/2)*(J13+J14)" table:style-name="ce9">
            <text:p>440207</text:p>
          </table:table-cell>
          <table:table-cell office:value-type="float" office:value="2908349.4404751272" table:formula="msoxl:=SUM(L13:L20)" table:style-name="ce7">
            <text:p>2908349</text:p>
          </table:table-cell>
          <table:table-cell office:value-type="float" office:value="32.586135398040717" table:formula="msoxl:=M13/J13" table:style-name="ce7">
            <text:p>33</text:p>
          </table:table-cell>
          <table:table-cell office:value-type="float" office:value="0.84864026201894427" table:formula="msoxl:=M14/M13" table:style-name="ce8">
            <text:p>0,848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0.84864026201894427" table:style-name="ce8">
            <text:p>0,8486</text:p>
          </table:table-cell>
          <table:table-cell office:value-type="float" office:value="181350" table:style-name="ce10">
            <text:p>181350</text:p>
          </table:table-cell>
          <table:table-cell office:value-type="float" office:value="183114.79319275424" table:formula="msoxl:=T12*S12" table:style-name="ce10">
            <text:p>183115</text:p>
          </table:table-cell>
          <table:table-cell office:value-type="float" office:value="177197.26879742823" table:formula="msoxl:=U12*S12" table:style-name="ce10">
            <text:p>17719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1412" table:style-name="ce3">
            <text:p>1412,00</text:p>
          </table:table-cell>
          <table:table-cell office:value-type="float" office:value="180468" table:style-name="ce7">
            <text:p>180468</text:p>
          </table:table-cell>
          <table:table-cell office:value-type="float" office:value="7.8241017798169211E-3" table:formula="msoxl:=C14/D14" table:style-name="ce6">
            <text:p>0,00782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4/2" table:style-name="ce3">
            <text:p>2,50</text:p>
          </table:table-cell>
          <table:table-cell office:value-type="float" office:value="3.8369982282416115E-2" table:formula="msoxl:=(G14*E14)/(1+(G14-H14)*E14)" table:style-name="ce8">
            <text:p>0,0384</text:p>
          </table:table-cell>
          <table:table-cell office:value-type="float" office:value="86831.672667759369" table:formula="msoxl:=J13-K13" table:style-name="ce7">
            <text:p>86832</text:p>
          </table:table-cell>
          <table:table-cell office:value-type="float" office:value="3331.7297418144826" table:formula="msoxl:=J14*I14" table:style-name="ce7">
            <text:p>3332</text:p>
          </table:table-cell>
          <table:table-cell office:value-type="float" office:value="425829.03898426064" table:formula="msoxl:=(G14/2)*(J14+J15)" table:style-name="ce9">
            <text:p>425829</text:p>
          </table:table-cell>
          <table:table-cell office:value-type="float" office:value="2468142.4312074617" table:formula="msoxl:=SUM(L14:L20)" table:style-name="ce7">
            <text:p>2468142</text:p>
          </table:table-cell>
          <table:table-cell office:value-type="float" office:value="28.42444876826476" table:formula="msoxl:=M14/J14" table:style-name="ce7">
            <text:p>28</text:p>
          </table:table-cell>
          <table:table-cell office:value-type="float" office:value="0.82746982767281507" table:formula="msoxl:=M15/M14" table:style-name="ce8">
            <text:p>0,827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0.82746982767281507" table:style-name="ce8">
            <text:p>0,8275</text:p>
          </table:table-cell>
          <table:table-cell office:value-type="float" office:value="148258" table:style-name="ce10">
            <text:p>148258</text:p>
          </table:table-cell>
          <table:table-cell office:value-type="float" office:value="153900.91151713554" table:formula="msoxl:=T13*S13" table:style-name="ce10">
            <text:p>153901</text:p>
          </table:table-cell>
          <table:table-cell office:value-type="float" office:value="155398.58607464374" table:formula="msoxl:=U13*S13" table:style-name="ce10">
            <text:p>15539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1623.33" table:style-name="ce3">
            <text:p>1623,33</text:p>
          </table:table-cell>
          <table:table-cell office:value-type="float" office:value="144871" table:style-name="ce7">
            <text:p>144871</text:p>
          </table:table-cell>
          <table:table-cell office:value-type="float" office:value="1.1205348206335291E-2" table:formula="msoxl:=C15/D15" table:style-name="ce6">
            <text:p>0,01121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5/2" table:style-name="ce3">
            <text:p>2,50</text:p>
          </table:table-cell>
          <table:table-cell office:value-type="float" office:value="5.4500012002337346E-2" table:formula="msoxl:=(G15*E15)/(1+(G15-H15)*E15)" table:style-name="ce8">
            <text:p>0,0545</text:p>
          </table:table-cell>
          <table:table-cell office:value-type="float" office:value="83499.942925944881" table:formula="msoxl:=J14-K14" table:style-name="ce7">
            <text:p>83500</text:p>
          </table:table-cell>
          <table:table-cell office:value-type="float" office:value="4550.7478916584796" table:formula="msoxl:=J15*I15" table:style-name="ce7">
            <text:p>4551</text:p>
          </table:table-cell>
          <table:table-cell office:value-type="float" office:value="406122.8449005782" table:formula="msoxl:=(G15/2)*(J15+J16)" table:style-name="ce9">
            <text:p>406123</text:p>
          </table:table-cell>
          <table:table-cell office:value-type="float" office:value="2042313.3922232012" table:formula="msoxl:=SUM(L15:L20)" table:style-name="ce7">
            <text:p>2042313</text:p>
          </table:table-cell>
          <table:table-cell office:value-type="float" office:value="24.45885973879653" table:formula="msoxl:=M15/J15" table:style-name="ce7">
            <text:p>24</text:p>
          </table:table-cell>
          <table:table-cell office:value-type="float" office:value="0.80114567801052061" table:formula="msoxl:=M16/M15" table:style-name="ce8">
            <text:p>0,80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0.80114567801052061" table:style-name="ce8">
            <text:p>0,8011</text:p>
          </table:table-cell>
          <table:table-cell office:value-type="float" office:value="117043" table:style-name="ce10">
            <text:p>117043</text:p>
          </table:table-cell>
          <table:table-cell office:value-type="float" office:value="122679.02171111622" table:formula="msoxl:=T14*S14" table:style-name="ce10">
            <text:p>122679</text:p>
          </table:table-cell>
          <table:table-cell office:value-type="float" office:value="127348.3607317733" table:formula="msoxl:=U14*S14" table:style-name="ce10">
            <text:p>12734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1820" table:style-name="ce3">
            <text:p>1820,00</text:p>
          </table:table-cell>
          <table:table-cell office:value-type="float" office:value="111447" table:style-name="ce7">
            <text:p>111447</text:p>
          </table:table-cell>
          <table:table-cell office:value-type="float" office:value="1.6330632497958672E-2" table:formula="msoxl:=C16/D16" table:style-name="ce6">
            <text:p>0,01633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6/2" table:style-name="ce3">
            <text:p>2,50</text:p>
          </table:table-cell>
          <table:table-cell office:value-type="float" office:value="7.8450304749260763E-2" table:formula="msoxl:=(G16*E16)/(1+(G16-H16)*E16)" table:style-name="ce8">
            <text:p>0,0785</text:p>
          </table:table-cell>
          <table:table-cell office:value-type="float" office:value="78949.1950342864" table:formula="msoxl:=J15-K15" table:style-name="ce7">
            <text:p>78949</text:p>
          </table:table-cell>
          <table:table-cell office:value-type="float" office:value="6193.5884101485926" table:formula="msoxl:=J16*I16" table:style-name="ce7">
            <text:p>6194</text:p>
          </table:table-cell>
          <table:table-cell office:value-type="float" office:value="379262.0041460605" table:formula="msoxl:=(G16/2)*(J16+J17)" table:style-name="ce9">
            <text:p>379262</text:p>
          </table:table-cell>
          <table:table-cell office:value-type="float" office:value="1636190.547322623" table:formula="msoxl:=SUM(L16:L20)" table:style-name="ce7">
            <text:p>1636191</text:p>
          </table:table-cell>
          <table:table-cell office:value-type="float" office:value="20.724600758906419" table:formula="msoxl:=M16/J16" table:style-name="ce7">
            <text:p>21</text:p>
          </table:table-cell>
          <table:table-cell office:value-type="float" office:value="0.76820425667006509" table:formula="msoxl:=M17/M16" table:style-name="ce8">
            <text:p>0,76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0.76820425667006509" table:style-name="ce8">
            <text:p>0,7682</text:p>
          </table:table-cell>
          <table:table-cell office:value-type="float" office:value="90235" table:style-name="ce10">
            <text:p>90235</text:p>
          </table:table-cell>
          <table:table-cell office:value-type="float" office:value="93768.49359138537" table:formula="msoxl:=T15*S15" table:style-name="ce10">
            <text:p>93768</text:p>
          </table:table-cell>
          <table:table-cell office:value-type="float" office:value="98283.768026419581" table:formula="msoxl:=U15*S15" table:style-name="ce10">
            <text:p>9828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2006" table:style-name="ce3">
            <text:p>2006,00</text:p>
          </table:table-cell>
          <table:table-cell office:value-type="float" office:value="83015" table:style-name="ce7">
            <text:p>83015</text:p>
          </table:table-cell>
          <table:table-cell office:value-type="float" office:value="2.4164307655243029E-2" table:formula="msoxl:=C17/D17" table:style-name="ce6">
            <text:p>0,02416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7/2" table:style-name="ce3">
            <text:p>2,50</text:p>
          </table:table-cell>
          <table:table-cell office:value-type="float" office:value="0.11393843008065432" table:formula="msoxl:=(G17*E17)/(1+(G17-H17)*E17)" table:style-name="ce8">
            <text:p>0,1139</text:p>
          </table:table-cell>
          <table:table-cell office:value-type="float" office:value="72755.606624137814" table:formula="msoxl:=J16-K16" table:style-name="ce7">
            <text:p>72756</text:p>
          </table:table-cell>
          <table:table-cell office:value-type="float" office:value="8289.6595983199168" table:formula="msoxl:=J17*I17" table:style-name="ce7">
            <text:p>8290</text:p>
          </table:table-cell>
          <table:table-cell office:value-type="float" office:value="343053.88412488927" table:formula="msoxl:=(G17/2)*(J17+J18)" table:style-name="ce9">
            <text:p>343054</text:p>
          </table:table-cell>
          <table:table-cell office:value-type="float" office:value="1256928.5431765625" table:formula="msoxl:=SUM(L17:L20)" table:style-name="ce7">
            <text:p>1256929</text:p>
          </table:table-cell>
          <table:table-cell office:value-type="float" office:value="17.276036878779273" table:formula="msoxl:=M17/J17" table:style-name="ce7">
            <text:p>17</text:p>
          </table:table-cell>
          <table:table-cell office:value-type="float" office:value="0.72706970019321127" table:formula="msoxl:=M18/M17" table:style-name="ce8">
            <text:p>0,727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0.72706970019321127" table:style-name="ce8">
            <text:p>0,7271</text:p>
          </table:table-cell>
          <table:table-cell office:value-type="float" office:value="67274" table:style-name="ce10">
            <text:p>67274</text:p>
          </table:table-cell>
          <table:table-cell office:value-type="float" office:value="69318.911100623329" table:formula="msoxl:=T16*S16" table:style-name="ce10">
            <text:p>69319</text:p>
          </table:table-cell>
          <table:table-cell office:value-type="float" office:value="72033.355918441957" table:formula="msoxl:=U16*S16" table:style-name="ce10">
            <text:p>7203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2076" table:style-name="ce3">
            <text:p>2076,00</text:p>
          </table:table-cell>
          <table:table-cell office:value-type="float" office:value="58687" table:style-name="ce7">
            <text:p>58687</text:p>
          </table:table-cell>
          <table:table-cell office:value-type="float" office:value="3.5374103293744782E-2" table:formula="msoxl:=C18/D18" table:style-name="ce6">
            <text:p>0,03537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8/2" table:style-name="ce3">
            <text:p>2,50</text:p>
          </table:table-cell>
          <table:table-cell office:value-type="float" office:value="0.16249980431141101" table:formula="msoxl:=(G18*E18)/(1+(G18-H18)*E18)" table:style-name="ce8">
            <text:p>0,1625</text:p>
          </table:table-cell>
          <table:table-cell office:value-type="float" office:value="64465.947025817899" table:formula="msoxl:=J17-K17" table:style-name="ce7">
            <text:p>64466</text:p>
          </table:table-cell>
          <table:table-cell office:value-type="float" office:value="10475.703776445196" table:formula="msoxl:=J18*I18" table:style-name="ce7">
            <text:p>10476</text:p>
          </table:table-cell>
          <table:table-cell office:value-type="float" office:value="296140.47568797652" table:formula="msoxl:=(G18/2)*(J18+J19)" table:style-name="ce9">
            <text:p>296140</text:p>
          </table:table-cell>
          <table:table-cell office:value-type="float" office:value="913874.65905167314" table:formula="msoxl:=SUM(L18:L20)" table:style-name="ce7">
            <text:p>913875</text:p>
          </table:table-cell>
          <table:table-cell office:value-type="float" office:value="14.176083672294094" table:formula="msoxl:=M18/J18" table:style-name="ce7">
            <text:p>14</text:p>
          </table:table-cell>
          <table:table-cell office:value-type="float" office:value="0.67595066483703448" table:formula="msoxl:=M19/M18" table:style-name="ce8">
            <text:p>0,6760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0.67595066483703448" table:style-name="ce8">
            <text:p>0,6760</text:p>
          </table:table-cell>
          <table:table-cell office:value-type="float" office:value="49891" table:style-name="ce10">
            <text:p>49891</text:p>
          </table:table-cell>
          <table:table-cell office:value-type="float" office:value="48912.887010798091" table:formula="msoxl:=T17*S17" table:style-name="ce10">
            <text:p>48913</text:p>
          </table:table-cell>
          <table:table-cell office:value-type="float" office:value="50399.67991165007" table:formula="msoxl:=U17*S17" table:style-name="ce10">
            <text:p>5040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2146.33" table:style-name="ce3">
            <text:p>2146,33</text:p>
          </table:table-cell>
          <table:table-cell office:value-type="float" office:value="39982" table:style-name="ce7">
            <text:p>39982</text:p>
          </table:table-cell>
          <table:table-cell office:value-type="float" office:value="5.3682407083187431E-2" table:formula="msoxl:=C19/D19" table:style-name="ce6">
            <text:p>0,05368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9/2" table:style-name="ce3">
            <text:p>2,50</text:p>
          </table:table-cell>
          <table:table-cell office:value-type="float" office:value="0.23665192321792719" table:formula="msoxl:=(G19*E19)/(1+(G19-H19)*E19)" table:style-name="ce8">
            <text:p>0,2367</text:p>
          </table:table-cell>
          <table:table-cell office:value-type="float" office:value="53990.243249372703" table:formula="msoxl:=J18-K18" table:style-name="ce7">
            <text:p>53990</text:p>
          </table:table-cell>
          <table:table-cell office:value-type="float" office:value="12776.894899967761" table:formula="msoxl:=J19*I19" table:style-name="ce7">
            <text:p>12777</text:p>
          </table:table-cell>
          <table:table-cell office:value-type="float" office:value="238008.97899694415" table:formula="msoxl:=(G19/2)*(J19+J20)" table:style-name="ce9">
            <text:p>238009</text:p>
          </table:table-cell>
          <table:table-cell office:value-type="float" office:value="617734.18336369668" table:formula="msoxl:=SUM(L19:L20)" table:style-name="ce7">
            <text:p>617734</text:p>
          </table:table-cell>
          <table:table-cell office:value-type="float" office:value="11.441589186966183" table:formula="msoxl:=M19/J19" table:style-name="ce7">
            <text:p>11</text:p>
          </table:table-cell>
          <table:table-cell office:value-type="float" office:value="0.6147064782768964" table:formula="msoxl:=M20/M19" table:style-name="ce8">
            <text:p>0,6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0.6147064782768964" table:style-name="ce8">
            <text:p>0,6147</text:p>
          </table:table-cell>
          <table:table-cell office:value-type="float" office:value="31327" table:style-name="ce10">
            <text:p>31327</text:p>
          </table:table-cell>
          <table:table-cell office:value-type="float" office:value="33723.854619384489" table:formula="msoxl:=T18*S18" table:style-name="ce10">
            <text:p>33724</text:p>
          </table:table-cell>
          <table:table-cell office:value-type="float" office:value="33062.69849404772" table:formula="msoxl:=U18*S18" table:style-name="ce10">
            <text:p>3306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4179.67" table:style-name="ce3">
            <text:p>4179,67</text:p>
          </table:table-cell>
          <table:table-cell office:value-type="float" office:value="38510" table:formula="msoxl:=22238+10810+5462" table:style-name="ce7">
            <text:p>38510</text:p>
          </table:table-cell>
          <table:table-cell office:value-type="float" office:value="0.10853466632043625" table:formula="msoxl:=C20/D20" table:style-name="ce6">
            <text:p>0,10853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9.2136460533965607" table:formula="msoxl:=1/E20" table:style-name="ce3">
            <text:p>9,21</text:p>
          </table:table-cell>
          <table:table-cell office:value-type="float" office:value="1" table:style-name="ce8">
            <text:p>1,0000</text:p>
          </table:table-cell>
          <table:table-cell office:value-type="float" office:value="41213.348349404943" table:formula="msoxl:=J19-K19" table:style-name="ce7">
            <text:p>41213</text:p>
          </table:table-cell>
          <table:table-cell office:value-type="float" office:value="41213.348349404943" table:formula="msoxl:=J20*I20" table:style-name="ce7">
            <text:p>41213</text:p>
          </table:table-cell>
          <table:table-cell office:value-type="float" office:value="379725.20436675253" table:formula="msoxl:=K20*H20" table:style-name="ce9">
            <text:p>379725</text:p>
          </table:table-cell>
          <table:table-cell office:value-type="float" office:value="379725.20436675253" table:formula="msoxl:=L20" table:style-name="ce7">
            <text:p>379725</text:p>
          </table:table-cell>
          <table:table-cell office:value-type="float" office:value="9.2136460533965607" table:formula="msoxl:=M20/J20" table:style-name="ce7">
            <text:p>9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0207" table:style-name="ce10">
            <text:p>30207</text:p>
          </table:table-cell>
          <table:table-cell office:value-type="float" office:value="19741.868321779322" table:formula="msoxl:=T20*S20" table:style-name="ce10">
            <text:p>19742</text:p>
          </table:table-cell>
          <table:table-cell office:value-type="float" office:value="12902.352594910912" table:formula="msoxl:=U20*S20" table:style-name="ce10">
            <text:p>12902</text:p>
          </table:table-cell>
          <table:table-cell table:number-columns-repeated="16362" table:style-name="ce1"/>
        </table:table-row>
        <table:table-row table:number-rows-repeated="2"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style-name="ce2"/>
          <table:table-cell table:style-name="ce4"/>
          <table:table-cell table:style-name="ce8"/>
          <table:table-cell table:number-columns-repeated="3" table:style-name="ce10"/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5"/>
          <table:table-cell table:style-name="ce6"/>
          <table:table-cell table:style-name="ce12"/>
          <table:table-cell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3">
          <table:table-cell table:style-name="ce2"/>
          <table:table-cell office:value-type="string" table:number-columns-spanned="14" table:number-rows-spanned="1" table:style-name="ce13">
            <text:p>Tábua de Vida Feminina</text:p>
          </table:table-cell>
          <table:covered-table-cell table:number-columns-repeated="13"/>
          <table:table-cell table:style-name="ce3"/>
          <table:table-cell office:value-type="string" table:number-columns-spanned="7" table:number-rows-spanned="1" table:style-name="ce14">
            <text:p>Projeção da População Feminina de 2010-2015-2020</text:p>
          </table:table-cell>
          <table:covered-table-cell table:number-columns-repeated="6"/>
          <table:table-cell table:number-columns-repeated="16361" table:style-name="ce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0">
            <text:p>pop2010</text:p>
          </table:table-cell>
          <table:table-cell office:value-type="string" table:style-name="ce10">
            <text:p>pop2015</text:p>
          </table:table-cell>
          <table:table-cell office:value-type="string" table:style-name="ce10">
            <text:p>pop202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559.66999999999996" table:style-name="ce3">
            <text:p>559,67</text:p>
          </table:table-cell>
          <table:table-cell office:value-type="float" office:value="60809" table:formula="msoxl:=(1/4)*243236" table:style-name="ce7">
            <text:p>60809</text:p>
          </table:table-cell>
          <table:table-cell office:value-type="float" office:value="9.2037362890361619E-3" table:formula="msoxl:=C26/D26" table:style-name="ce6">
            <text:p>0,0092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8.6948336123705561E-3" table:formula="msoxl:=1-EXP(-E26*(0.9539-0.55*E26))" table:style-name="ce8">
            <text:p>0,0087</text:p>
          </table:table-cell>
          <table:table-cell office:value-type="float" office:value="100000" table:style-name="ce7">
            <text:p>100000</text:p>
          </table:table-cell>
          <table:table-cell office:value-type="float" office:value="869.48336123705565" table:formula="msoxl:=J26*I26" table:style-name="ce7">
            <text:p>869</text:p>
          </table:table-cell>
          <table:table-cell office:value-type="float" office:value="99217.46497488665" table:formula="msoxl:=H26*J26+(1-H26)*J27" table:style-name="ce9">
            <text:p>99217</text:p>
          </table:table-cell>
          <table:table-cell office:value-type="float" office:value="7658376.8567035822" table:formula="msoxl:=SUM(L26:L43)" table:style-name="ce7">
            <text:p>7658377</text:p>
          </table:table-cell>
          <table:table-cell office:value-type="float" office:value="76.583768567035818" table:formula="msoxl:=M26/J26" table:style-name="ce7">
            <text:p>77</text:p>
          </table:table-cell>
          <table:table-cell office:value-type="float" office:value="0.1984349299497733" table:formula="msoxl:=L26/(5*J26)" table:style-name="ce8">
            <text:p>0,198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0.1984349299497733" table:style-name="ce8">
            <text:p>0,1984</text:p>
          </table:table-cell>
          <table:table-cell office:value-type="float" office:value="84385" table:style-name="ce10">
            <text:p>84385</text:p>
          </table:table-cell>
          <table:table-cell office:value-type="float" office:value="0.98687518190269619" table:formula="msoxl:=(L5/(5*J3))" table:style-name="ce10">
            <text:p>1</text:p>
          </table:table-cell>
          <table:table-cell office:value-type="float" office:value="0.98687518190269619" table:formula="msoxl:=(L5/(5*J3))" table:style-name="ce10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83.33" table:style-name="ce3">
            <text:p>83,33</text:p>
          </table:table-cell>
          <table:table-cell office:value-type="float" office:value="177455.25" table:formula="msoxl:=(3/4)*236607" table:style-name="ce7">
            <text:p>177455</text:p>
          </table:table-cell>
          <table:table-cell office:value-type="float" office:value="4.6958317660367893E-4" table:formula="msoxl:=C27/D27" table:style-name="ce6">
            <text:p>0,00047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1.8383674331423627E-3" table:formula="msoxl:=1-EXP(-4*E27*(0.9806-2.079*E27))" table:style-name="ce8">
            <text:p>0,0018</text:p>
          </table:table-cell>
          <table:table-cell office:value-type="float" office:value="99130.516638762943" table:formula="msoxl:=J26-K26" table:style-name="ce7">
            <text:p>99131</text:p>
          </table:table-cell>
          <table:table-cell office:value-type="float" office:value="182.23831341927891" table:formula="msoxl:=J27*I27" table:style-name="ce7">
            <text:p>182</text:p>
          </table:table-cell>
          <table:table-cell office:value-type="float" office:value="99035.752715784925" table:formula="msoxl:=H27*J27+(1-H27)*J28" table:style-name="ce9">
            <text:p>99036</text:p>
          </table:table-cell>
          <table:table-cell office:value-type="float" office:value="7559159.3917286955" table:formula="msoxl:=SUM(L27:L43)" table:style-name="ce7">
            <text:p>7559159</text:p>
          </table:table-cell>
          <table:table-cell office:value-type="float" office:value="76.254615107824847" table:formula="msoxl:=M27/J27" table:style-name="ce7">
            <text:p>76</text:p>
          </table:table-cell>
          <table:table-cell office:value-type="float" office:value="0.98689857594163832" table:formula="msoxl:=M28/M27" table:style-name="ce8">
            <text:p>0,9869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0.98689857594163832" table:style-name="ce8">
            <text:p>0,9869</text:p>
          </table:table-cell>
          <table:table-cell office:value-type="float" office:value="130705" table:style-name="ce10">
            <text:p>130705</text:p>
          </table:table-cell>
          <table:table-cell office:value-type="float" office:value="128993.04055645184" table:formula="msoxl:=(T27*S27) + (T28/(5*J26))" table:style-name="ce7">
            <text:p>128993</text:p>
          </table:table-cell>
          <table:table-cell office:value-type="float" office:value="143828.43248845104" table:formula="msoxl:=((U28*S27) + (U28/(5*J26)))" table:style-name="ce10">
            <text:p>14382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50.33" table:style-name="ce3">
            <text:p>50,33</text:p>
          </table:table-cell>
          <table:table-cell office:value-type="float" office:value="236607" table:style-name="ce7">
            <text:p>236607</text:p>
          </table:table-cell>
          <table:table-cell office:value-type="float" office:value="2.1271560013017365E-4" table:formula="msoxl:=C28/D28" table:style-name="ce6">
            <text:p>0,0002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8/2" table:style-name="ce3">
            <text:p>2,50</text:p>
          </table:table-cell>
          <table:table-cell office:value-type="float" office:value="1.0630127021886381E-3" table:formula="msoxl:=(G28*E28)/(1+(G28-H28)*E28)" table:style-name="ce8">
            <text:p>0,0011</text:p>
          </table:table-cell>
          <table:table-cell office:value-type="float" office:value="98948.278325343665" table:formula="msoxl:=J27-K27" table:style-name="ce7">
            <text:p>98948</text:p>
          </table:table-cell>
          <table:table-cell office:value-type="float" office:value="105.18327671953702" table:formula="msoxl:=J28*I28" table:style-name="ce7">
            <text:p>105</text:p>
          </table:table-cell>
          <table:table-cell office:value-type="float" office:value="494478.43343491951" table:formula="msoxl:=(G28/2)*(J28+J29)" table:style-name="ce9">
            <text:p>494478</text:p>
          </table:table-cell>
          <table:table-cell office:value-type="float" office:value="7460123.6390129104" table:formula="msoxl:=SUM(L28:L43)" table:style-name="ce7">
            <text:p>7460124</text:p>
          </table:table-cell>
          <table:table-cell office:value-type="float" office:value="75.394173251644602" table:formula="msoxl:=M28/J28" table:style-name="ce7">
            <text:p>75</text:p>
          </table:table-cell>
          <table:table-cell office:value-type="float" office:value="0.9337171262351428" table:formula="msoxl:=M29/M28" table:style-name="ce8">
            <text:p>0,933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0.9337171262351428" table:style-name="ce8">
            <text:p>0,9337</text:p>
          </table:table-cell>
          <table:table-cell office:value-type="float" office:value="231094" table:style-name="ce10">
            <text:p>231094</text:p>
          </table:table-cell>
          <table:table-cell office:value-type="float" office:value="145737.50993226346" table:formula="msoxl:=(T27*S27)+(T26*S26)" table:style-name="ce10">
            <text:p>145738</text:p>
          </table:table-cell>
          <table:table-cell office:value-type="float" office:value="127303.3395065642" table:formula="msoxl:=(U27*S27) + (U28/(5*J26))" table:style-name="ce10">
            <text:p>12730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73" table:style-name="ce3">
            <text:p>73,00</text:p>
          </table:table-cell>
          <table:table-cell office:value-type="float" office:value="247912" table:style-name="ce7">
            <text:p>247912</text:p>
          </table:table-cell>
          <table:table-cell office:value-type="float" office:value="2.944593242763561E-4" table:formula="msoxl:=C29/D29" table:style-name="ce6">
            <text:p>0,00029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9/2" table:style-name="ce3">
            <text:p>2,50</text:p>
          </table:table-cell>
          <table:table-cell office:value-type="float" office:value="1.4712135899828491E-3" table:formula="msoxl:=(G29*E29)/(1+(G29-H29)*E29)" table:style-name="ce8">
            <text:p>0,0015</text:p>
          </table:table-cell>
          <table:table-cell office:value-type="float" office:value="98843.095048624135" table:formula="msoxl:=J28-K28" table:style-name="ce7">
            <text:p>98843</text:p>
          </table:table-cell>
          <table:table-cell office:value-type="float" office:value="145.41930471150229" table:formula="msoxl:=J29*I29" table:style-name="ce7">
            <text:p>145</text:p>
          </table:table-cell>
          <table:table-cell office:value-type="float" office:value="493851.92698134197" table:formula="msoxl:=(G29/2)*(J29+J30)" table:style-name="ce9">
            <text:p>493852</text:p>
          </table:table-cell>
          <table:table-cell office:value-type="float" office:value="6965645.205577991" table:formula="msoxl:=SUM(L29:L43)" table:style-name="ce7">
            <text:p>6965645</text:p>
          </table:table-cell>
          <table:table-cell office:value-type="float" office:value="70.471743141504859" table:formula="msoxl:=M29/J29" table:style-name="ce7">
            <text:p>70</text:p>
          </table:table-cell>
          <table:table-cell office:value-type="float" office:value="0.92910176840676961" table:formula="msoxl:=M30/M29" table:style-name="ce8">
            <text:p>0,92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0.92910176840676961" table:style-name="ce8">
            <text:p>0,9291</text:p>
          </table:table-cell>
          <table:table-cell office:value-type="float" office:value="261006" table:style-name="ce10">
            <text:p>261006</text:p>
          </table:table-cell>
          <table:table-cell office:value-type="float" office:value="215776.4255701841" table:formula="msoxl:=T28*S28" table:style-name="ce10">
            <text:p>215776</text:p>
          </table:table-cell>
          <table:table-cell office:value-type="float" office:value="136077.60895861863" table:formula="msoxl:=U28*S28" table:style-name="ce10">
            <text:p>1360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141" table:style-name="ce3">
            <text:p>141,00</text:p>
          </table:table-cell>
          <table:table-cell office:value-type="float" office:value="272635" table:style-name="ce7">
            <text:p>272635</text:p>
          </table:table-cell>
          <table:table-cell office:value-type="float" office:value="5.1717497753406565E-4" table:formula="msoxl:=C30/D30" table:style-name="ce6">
            <text:p>0,00052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0/2" table:style-name="ce3">
            <text:p>2,50</text:p>
          </table:table-cell>
          <table:table-cell office:value-type="float" office:value="2.5825358303951645E-3" table:formula="msoxl:=(G30*E30)/(1+(G30-H30)*E30)" table:style-name="ce8">
            <text:p>0,0026</text:p>
          </table:table-cell>
          <table:table-cell office:value-type="float" office:value="98697.675743912638" table:formula="msoxl:=J29-K29" table:style-name="ce7">
            <text:p>98698</text:p>
          </table:table-cell>
          <table:table-cell office:value-type="float" office:value="254.89028398537812" table:formula="msoxl:=J30*I30" table:style-name="ce7">
            <text:p>255</text:p>
          </table:table-cell>
          <table:table-cell office:value-type="float" office:value="492851.15300959972" table:formula="msoxl:=(G30/2)*(J30+J31)" table:style-name="ce9">
            <text:p>492851</text:p>
          </table:table-cell>
          <table:table-cell office:value-type="float" office:value="6471793.278596648" table:formula="msoxl:=SUM(L30:L43)" table:style-name="ce7">
            <text:p>6471793</text:p>
          </table:table-cell>
          <table:table-cell office:value-type="float" office:value="65.571891433277315" table:formula="msoxl:=M30/J30" table:style-name="ce7">
            <text:p>66</text:p>
          </table:table-cell>
          <table:table-cell office:value-type="float" office:value="0.92384627694466925" table:formula="msoxl:=M31/M30" table:style-name="ce8">
            <text:p>0,923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0.92384627694466925" table:style-name="ce8">
            <text:p>0,9238</text:p>
          </table:table-cell>
          <table:table-cell office:value-type="float" office:value="265128" table:style-name="ce10">
            <text:p>265128</text:p>
          </table:table-cell>
          <table:table-cell office:value-type="float" office:value="242501.1361647773" table:formula="msoxl:=T29*S29" table:style-name="ce10">
            <text:p>242501</text:p>
          </table:table-cell>
          <table:table-cell office:value-type="float" office:value="200478.25857774974" table:formula="msoxl:=U29*S29" table:style-name="ce10">
            <text:p>2004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164" table:style-name="ce3">
            <text:p>164,00</text:p>
          </table:table-cell>
          <table:table-cell office:value-type="float" office:value="281840" table:style-name="ce7">
            <text:p>281840</text:p>
          </table:table-cell>
          <table:table-cell office:value-type="float" office:value="5.8189043428895826E-4" table:formula="msoxl:=C31/D31" table:style-name="ce6">
            <text:p>0,00058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1/2" table:style-name="ce3">
            <text:p>2,50</text:p>
          </table:table-cell>
          <table:table-cell office:value-type="float" office:value="2.9052258635961026E-3" table:formula="msoxl:=(G31*E31)/(1+(G31-H31)*E31)" table:style-name="ce8">
            <text:p>0,0029</text:p>
          </table:table-cell>
          <table:table-cell office:value-type="float" office:value="98442.785459927254" table:formula="msoxl:=J30-K30" table:style-name="ce7">
            <text:p>98443</text:p>
          </table:table-cell>
          <table:table-cell office:value-type="float" office:value="285.99852640262299" table:formula="msoxl:=J31*I31" table:style-name="ce7">
            <text:p>286</text:p>
          </table:table-cell>
          <table:table-cell office:value-type="float" office:value="491498.93098362966" table:formula="msoxl:=(G31/2)*(J31+J32)" table:style-name="ce9">
            <text:p>491499</text:p>
          </table:table-cell>
          <table:table-cell office:value-type="float" office:value="5978942.125587048" table:formula="msoxl:=SUM(L31:L43)" table:style-name="ce7">
            <text:p>5978942</text:p>
          </table:table-cell>
          <table:table-cell office:value-type="float" office:value="60.73519859940243" table:formula="msoxl:=M31/J31" table:style-name="ce7">
            <text:p>61</text:p>
          </table:table-cell>
          <table:table-cell office:value-type="float" office:value="0.91779500107882872" table:formula="msoxl:=M32/M31" table:style-name="ce8">
            <text:p>0,917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0.91779500107882872" table:style-name="ce8">
            <text:p>0,9178</text:p>
          </table:table-cell>
          <table:table-cell office:value-type="float" office:value="274901" table:style-name="ce10">
            <text:p>274901</text:p>
          </table:table-cell>
          <table:table-cell office:value-type="float" office:value="244937.51571378627" table:formula="msoxl:=T30*S30" table:style-name="ce10">
            <text:p>244938</text:p>
          </table:table-cell>
          <table:table-cell office:value-type="float" office:value="224033.7718006818" table:formula="msoxl:=U30*S30" table:style-name="ce10">
            <text:p>22403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203.33" table:style-name="ce3">
            <text:p>203,33</text:p>
          </table:table-cell>
          <table:table-cell office:value-type="float" office:value="293022" table:style-name="ce7">
            <text:p>293022</text:p>
          </table:table-cell>
          <table:table-cell office:value-type="float" office:value="6.9390694214086315E-4" table:formula="msoxl:=C32/D32" table:style-name="ce6">
            <text:p>0,00069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2/2" table:style-name="ce3">
            <text:p>2,50</text:p>
          </table:table-cell>
          <table:table-cell office:value-type="float" office:value="3.4635262983475387E-3" table:formula="msoxl:=(G32*E32)/(1+(G32-H32)*E32)" table:style-name="ce8">
            <text:p>0,0035</text:p>
          </table:table-cell>
          <table:table-cell office:value-type="float" office:value="98156.786933524636" table:formula="msoxl:=J31-K31" table:style-name="ce7">
            <text:p>98157</text:p>
          </table:table-cell>
          <table:table-cell office:value-type="float" office:value="339.96861290555864" table:formula="msoxl:=J32*I32" table:style-name="ce7">
            <text:p>340</text:p>
          </table:table-cell>
          <table:table-cell office:value-type="float" office:value="489934.01313535927" table:formula="msoxl:=(G32/2)*(J32+J33)" table:style-name="ce9">
            <text:p>489934</text:p>
          </table:table-cell>
          <table:table-cell office:value-type="float" office:value="5487443.1946034189" table:formula="msoxl:=SUM(L32:L43)" table:style-name="ce7">
            <text:p>5487443</text:p>
          </table:table-cell>
          <table:table-cell office:value-type="float" office:value="55.904877961416119" table:formula="msoxl:=M32/J32" table:style-name="ce7">
            <text:p>56</text:p>
          </table:table-cell>
          <table:table-cell office:value-type="float" office:value="0.91071725104741286" table:formula="msoxl:=M33/M32" table:style-name="ce8">
            <text:p>0,910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0.91071725104741286" table:style-name="ce8">
            <text:p>0,9107</text:p>
          </table:table-cell>
          <table:table-cell office:value-type="float" office:value="279332" table:style-name="ce10">
            <text:p>279332</text:p>
          </table:table-cell>
          <table:table-cell office:value-type="float" office:value="252302.7635915711" table:formula="msoxl:=T31*S31" table:style-name="ce10">
            <text:p>252303</text:p>
          </table:table-cell>
          <table:table-cell office:value-type="float" office:value="224802.4274987801" table:formula="msoxl:=U31*S31" table:style-name="ce10">
            <text:p>22480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288.33" table:style-name="ce3">
            <text:p>288,33</text:p>
          </table:table-cell>
          <table:table-cell office:value-type="float" office:value="292599" table:style-name="ce7">
            <text:p>292599</text:p>
          </table:table-cell>
          <table:table-cell office:value-type="float" office:value="9.8541006633652193E-4" table:formula="msoxl:=C33/D33" table:style-name="ce6">
            <text:p>0,00099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3/2" table:style-name="ce3">
            <text:p>2,50</text:p>
          </table:table-cell>
          <table:table-cell office:value-type="float" office:value="4.9149422477665801E-3" table:formula="msoxl:=(G33*E33)/(1+(G33-H33)*E33)" table:style-name="ce8">
            <text:p>0,0049</text:p>
          </table:table-cell>
          <table:table-cell office:value-type="float" office:value="97816.818320619073" table:formula="msoxl:=J32-K32" table:style-name="ce7">
            <text:p>97817</text:p>
          </table:table-cell>
          <table:table-cell office:value-type="float" office:value="480.76401290611869" table:formula="msoxl:=J33*I33" table:style-name="ce7">
            <text:p>481</text:p>
          </table:table-cell>
          <table:table-cell office:value-type="float" office:value="487882.18157083006" table:formula="msoxl:=(G33/2)*(J33+J34)" table:style-name="ce9">
            <text:p>487882</text:p>
          </table:table-cell>
          <table:table-cell office:value-type="float" office:value="4997509.1814680593" table:formula="msoxl:=SUM(L33:L43)" table:style-name="ce7">
            <text:p>4997509</text:p>
          </table:table-cell>
          <table:table-cell office:value-type="float" office:value="51.0904900329867" table:formula="msoxl:=M33/J33" table:style-name="ce7">
            <text:p>51</text:p>
          </table:table-cell>
          <table:table-cell office:value-type="float" office:value="0.90237493041933536" table:formula="msoxl:=M34/M33" table:style-name="ce8">
            <text:p>0,90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0.90237493041933536" table:style-name="ce8">
            <text:p>0,9024</text:p>
          </table:table-cell>
          <table:table-cell office:value-type="float" office:value="269702" table:style-name="ce10">
            <text:p>269702</text:p>
          </table:table-cell>
          <table:table-cell office:value-type="float" office:value="254392.47116957593" table:formula="msoxl:=T32*S32" table:style-name="ce10">
            <text:p>254392</text:p>
          </table:table-cell>
          <table:table-cell office:value-type="float" office:value="229776.47928978092" table:formula="msoxl:=U32*S32" table:style-name="ce10">
            <text:p>22977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375.33" table:style-name="ce3">
            <text:p>375,33</text:p>
          </table:table-cell>
          <table:table-cell office:value-type="float" office:value="278005" table:style-name="ce7">
            <text:p>278005</text:p>
          </table:table-cell>
          <table:table-cell office:value-type="float" office:value="1.3500836315893598E-3" table:formula="msoxl:=C34/D34" table:style-name="ce6">
            <text:p>0,00135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4/2" table:style-name="ce3">
            <text:p>2,50</text:p>
          </table:table-cell>
          <table:table-cell office:value-type="float" office:value="6.7277107276182352E-3" table:formula="msoxl:=(G34*E34)/(1+(G34-H34)*E34)" table:style-name="ce8">
            <text:p>0,0067</text:p>
          </table:table-cell>
          <table:table-cell office:value-type="float" office:value="97336.054307712955" table:formula="msoxl:=J33-K33" table:style-name="ce7">
            <text:p>97336</text:p>
          </table:table-cell>
          <table:table-cell office:value-type="float" office:value="654.84881675003157" table:formula="msoxl:=J34*I34" table:style-name="ce7">
            <text:p>655</text:p>
          </table:table-cell>
          <table:table-cell office:value-type="float" office:value="485043.14949668973" table:formula="msoxl:=(G34/2)*(J34+J35)" table:style-name="ce9">
            <text:p>485043</text:p>
          </table:table-cell>
          <table:table-cell office:value-type="float" office:value="4509626.9998972295" table:formula="msoxl:=SUM(L34:L43)" table:style-name="ce7">
            <text:p>4509627</text:p>
          </table:table-cell>
          <table:table-cell office:value-type="float" office:value="46.330489066679625" table:formula="msoxl:=M34/J34" table:style-name="ce7">
            <text:p>46</text:p>
          </table:table-cell>
          <table:table-cell office:value-type="float" office:value="0.89244273428650678" table:formula="msoxl:=M35/M34" table:style-name="ce8">
            <text:p>0,89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0.89244273428650678" table:style-name="ce8">
            <text:p>0,8924</text:p>
          </table:table-cell>
          <table:table-cell office:value-type="float" office:value="240988" table:style-name="ce10">
            <text:p>240988</text:p>
          </table:table-cell>
          <table:table-cell office:value-type="float" office:value="243372.32348395558" table:formula="msoxl:=T33*S33" table:style-name="ce10">
            <text:p>243372</text:p>
          </table:table-cell>
          <table:table-cell office:value-type="float" office:value="229557.38847084885" table:formula="msoxl:=U33*S33" table:style-name="ce10">
            <text:p>22955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479.67" table:style-name="ce3">
            <text:p>479,67</text:p>
          </table:table-cell>
          <table:table-cell office:value-type="float" office:value="246495" table:style-name="ce7">
            <text:p>246495</text:p>
          </table:table-cell>
          <table:table-cell office:value-type="float" office:value="1.9459623927463032E-3" table:formula="msoxl:=C35/D35" table:style-name="ce6">
            <text:p>0,0019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5/2" table:style-name="ce3">
            <text:p>2,50</text:p>
          </table:table-cell>
          <table:table-cell office:value-type="float" office:value="9.6827065069253256E-3" table:formula="msoxl:=(G35*E35)/(1+(G35-H35)*E35)" table:style-name="ce8">
            <text:p>0,0097</text:p>
          </table:table-cell>
          <table:table-cell office:value-type="float" office:value="96681.205490962922" table:formula="msoxl:=J34-K34" table:style-name="ce7">
            <text:p>96681</text:p>
          </table:table-cell>
          <table:table-cell office:value-type="float" office:value="936.1357375047312" table:formula="msoxl:=J35*I35" table:style-name="ce7">
            <text:p>936</text:p>
          </table:table-cell>
          <table:table-cell office:value-type="float" office:value="481065.68811105273" table:formula="msoxl:=(G35/2)*(J35+J36)" table:style-name="ce9">
            <text:p>481066</text:p>
          </table:table-cell>
          <table:table-cell office:value-type="float" office:value="4024583.85040054" table:formula="msoxl:=SUM(L35:L43)" table:style-name="ce7">
            <text:p>4024584</text:p>
          </table:table-cell>
          <table:table-cell office:value-type="float" office:value="41.627365215018237" table:formula="msoxl:=M35/J35" table:style-name="ce7">
            <text:p>42</text:p>
          </table:table-cell>
          <table:table-cell office:value-type="float" office:value="0.88046821584716728" table:formula="msoxl:=M36/M35" table:style-name="ce8">
            <text:p>0,8805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0.88046821584716728" table:style-name="ce8">
            <text:p>0,8805</text:p>
          </table:table-cell>
          <table:table-cell office:value-type="float" office:value="219502" table:style-name="ce10">
            <text:p>219502</text:p>
          </table:table-cell>
          <table:table-cell office:value-type="float" office:value="215067.9896502367" table:formula="msoxl:=T34*S34" table:style-name="ce10">
            <text:p>215068</text:p>
          </table:table-cell>
          <table:table-cell office:value-type="float" office:value="217195.86181968154" table:formula="msoxl:=U34*S34" table:style-name="ce10">
            <text:p>21719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607.66999999999996" table:style-name="ce3">
            <text:p>607,67</text:p>
          </table:table-cell>
          <table:table-cell office:value-type="float" office:value="222933" table:style-name="ce7">
            <text:p>222933</text:p>
          </table:table-cell>
          <table:table-cell office:value-type="float" office:value="2.7257965397675531E-3" table:formula="msoxl:=C36/D36" table:style-name="ce6">
            <text:p>0,00273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6/2" table:style-name="ce3">
            <text:p>2,50</text:p>
          </table:table-cell>
          <table:table-cell office:value-type="float" office:value="1.3536736723535871E-2" table:formula="msoxl:=(G36*E36)/(1+(G36-H36)*E36)" table:style-name="ce8">
            <text:p>0,0135</text:p>
          </table:table-cell>
          <table:table-cell office:value-type="float" office:value="95745.069753458185" table:formula="msoxl:=J35-K35" table:style-name="ce7">
            <text:p>95745</text:p>
          </table:table-cell>
          <table:table-cell office:value-type="float" office:value="1296.075801829141" table:formula="msoxl:=J36*I36" table:style-name="ce7">
            <text:p>1296</text:p>
          </table:table-cell>
          <table:table-cell office:value-type="float" office:value="475485.15926271805" table:formula="msoxl:=(G36/2)*(J36+J37)" table:style-name="ce9">
            <text:p>475485</text:p>
          </table:table-cell>
          <table:table-cell office:value-type="float" office:value="3543518.1622894863" table:formula="msoxl:=SUM(L36:L43)" table:style-name="ce7">
            <text:p>3543518</text:p>
          </table:table-cell>
          <table:table-cell office:value-type="float" office:value="37.009928254415406" table:formula="msoxl:=M36/J36" table:style-name="ce7">
            <text:p>37</text:p>
          </table:table-cell>
          <table:table-cell office:value-type="float" office:value="0.8658155151219814" table:formula="msoxl:=M37/M36" table:style-name="ce8">
            <text:p>0,865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0.8658155151219814" table:style-name="ce8">
            <text:p>0,8658</text:p>
          </table:table-cell>
          <table:table-cell office:value-type="float" office:value="190374" table:style-name="ce10">
            <text:p>190374</text:p>
          </table:table-cell>
          <table:table-cell office:value-type="float" office:value="193264.53431488492" table:formula="msoxl:=T35*S35" table:style-name="ce10">
            <text:p>193265</text:p>
          </table:table-cell>
          <table:table-cell office:value-type="float" office:value="189360.52913318094" table:formula="msoxl:=U35*S35" table:style-name="ce10">
            <text:p>18936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782.67" table:style-name="ce3">
            <text:p>782,67</text:p>
          </table:table-cell>
          <table:table-cell office:value-type="float" office:value="191835" table:style-name="ce7">
            <text:p>191835</text:p>
          </table:table-cell>
          <table:table-cell office:value-type="float" office:value="4.0799124247400112E-3" table:formula="msoxl:=C37/D37" table:style-name="ce6">
            <text:p>0,00408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7/2" table:style-name="ce3">
            <text:p>2,50</text:p>
          </table:table-cell>
          <table:table-cell office:value-type="float" office:value="2.0193591907392311E-2" table:formula="msoxl:=(G37*E37)/(1+(G37-H37)*E37)" table:style-name="ce8">
            <text:p>0,0202</text:p>
          </table:table-cell>
          <table:table-cell office:value-type="float" office:value="94448.993951629047" table:formula="msoxl:=J36-K36" table:style-name="ce7">
            <text:p>94449</text:p>
          </table:table-cell>
          <table:table-cell office:value-type="float" office:value="1907.2644399229616" table:formula="msoxl:=J37*I37" table:style-name="ce7">
            <text:p>1907</text:p>
          </table:table-cell>
          <table:table-cell office:value-type="float" office:value="467476.8086583378" table:formula="msoxl:=(G37/2)*(J37+J38)" table:style-name="ce9">
            <text:p>467477</text:p>
          </table:table-cell>
          <table:table-cell office:value-type="float" office:value="3068033.0030267686" table:formula="msoxl:=SUM(L37:L43)" table:style-name="ce7">
            <text:p>3068033</text:p>
          </table:table-cell>
          <table:table-cell office:value-type="float" office:value="32.483490555738754" table:formula="msoxl:=M37/J37" table:style-name="ce7">
            <text:p>32</text:p>
          </table:table-cell>
          <table:table-cell office:value-type="float" office:value="0.84762979792031301" table:formula="msoxl:=M38/M37" table:style-name="ce8">
            <text:p>0,847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0.84762979792031301" table:style-name="ce8">
            <text:p>0,8476</text:p>
          </table:table-cell>
          <table:table-cell office:value-type="float" office:value="157108" table:style-name="ce10">
            <text:p>157108</text:p>
          </table:table-cell>
          <table:table-cell office:value-type="float" office:value="164828.76287583209" table:formula="msoxl:=T36*S36" table:style-name="ce10">
            <text:p>164829</text:p>
          </table:table-cell>
          <table:table-cell office:value-type="float" office:value="167331.43233265195" table:formula="msoxl:=U36*S36" table:style-name="ce10">
            <text:p>1673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991.33" table:style-name="ce3">
            <text:p>991,33</text:p>
          </table:table-cell>
          <table:table-cell office:value-type="float" office:value="156406" table:style-name="ce7">
            <text:p>156406</text:p>
          </table:table-cell>
          <table:table-cell office:value-type="float" office:value="6.3381839571371949E-3" table:formula="msoxl:=C38/D38" table:style-name="ce6">
            <text:p>0,00634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8/2" table:style-name="ce3">
            <text:p>2,50</text:p>
          </table:table-cell>
          <table:table-cell office:value-type="float" office:value="3.1196595384724076E-2" table:formula="msoxl:=(G38*E38)/(1+(G38-H38)*E38)" table:style-name="ce8">
            <text:p>0,0312</text:p>
          </table:table-cell>
          <table:table-cell office:value-type="float" office:value="92541.729511706086" table:formula="msoxl:=J37-K37" table:style-name="ce7">
            <text:p>92542</text:p>
          </table:table-cell>
          <table:table-cell office:value-type="float" office:value="2886.9868917792737" table:formula="msoxl:=J38*I38" table:style-name="ce7">
            <text:p>2887</text:p>
          </table:table-cell>
          <table:table-cell office:value-type="float" office:value="455491.1803290823" table:formula="msoxl:=(G38/2)*(J38+J39)" table:style-name="ce9">
            <text:p>455491</text:p>
          </table:table-cell>
          <table:table-cell office:value-type="float" office:value="2600556.1943684309" table:formula="msoxl:=SUM(L38:L43)" table:style-name="ce7">
            <text:p>2600556</text:p>
          </table:table-cell>
          <table:table-cell office:value-type="float" office:value="28.101443619977655" table:formula="msoxl:=M38/J38" table:style-name="ce7">
            <text:p>28</text:p>
          </table:table-cell>
          <table:table-cell office:value-type="float" office:value="0.82484855304589855" table:formula="msoxl:=M39/M38" table:style-name="ce8">
            <text:p>0,824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0.82484855304589855" table:style-name="ce8">
            <text:p>0,8248</text:p>
          </table:table-cell>
          <table:table-cell office:value-type="float" office:value="125245" table:style-name="ce10">
            <text:p>125245</text:p>
          </table:table-cell>
          <table:table-cell office:value-type="float" office:value="133169.42229166452" table:formula="msoxl:=T37*S37" table:style-name="ce10">
            <text:p>133169</text:p>
          </table:table-cell>
          <table:table-cell office:value-type="float" office:value="139713.77096789674" table:formula="msoxl:=U37*S37" table:style-name="ce10">
            <text:p>13971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1195" table:style-name="ce3">
            <text:p>1195,00</text:p>
          </table:table-cell>
          <table:table-cell office:value-type="float" office:value="122985" table:style-name="ce7">
            <text:p>122985</text:p>
          </table:table-cell>
          <table:table-cell office:value-type="float" office:value="9.7166321096068629E-3" table:formula="msoxl:=C39/D39" table:style-name="ce6">
            <text:p>0,00972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9/2" table:style-name="ce3">
            <text:p>2,50</text:p>
          </table:table-cell>
          <table:table-cell office:value-type="float" office:value="4.7430986921748797E-2" table:formula="msoxl:=(G39*E39)/(1+(G39-H39)*E39)" table:style-name="ce8">
            <text:p>0,0474</text:p>
          </table:table-cell>
          <table:table-cell office:value-type="float" office:value="89654.742619926808" table:formula="msoxl:=J38-K38" table:style-name="ce7">
            <text:p>89655</text:p>
          </table:table-cell>
          <table:table-cell office:value-type="float" office:value="4252.4129246785033" table:formula="msoxl:=J39*I39" table:style-name="ce7">
            <text:p>4252</text:p>
          </table:table-cell>
          <table:table-cell office:value-type="float" office:value="437642.68078793777" table:formula="msoxl:=(G39/2)*(J39+J40)" table:style-name="ce9">
            <text:p>437643</text:p>
          </table:table-cell>
          <table:table-cell office:value-type="float" office:value="2145065.0140393488" table:formula="msoxl:=SUM(L39:L43)" table:style-name="ce7">
            <text:p>2145065</text:p>
          </table:table-cell>
          <table:table-cell office:value-type="float" office:value="23.925839853591672" table:formula="msoxl:=M39/J39" table:style-name="ce7">
            <text:p>24</text:p>
          </table:table-cell>
          <table:table-cell office:value-type="float" office:value="0.79597696203910506" table:formula="msoxl:=M40/M39" table:style-name="ce8">
            <text:p>0,7960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0.79597696203910506" table:style-name="ce8">
            <text:p>0,7960</text:p>
          </table:table-cell>
          <table:table-cell office:value-type="float" office:value="95602" table:style-name="ce10">
            <text:p>95602</text:p>
          </table:table-cell>
          <table:table-cell office:value-type="float" office:value="103308.15702623356" table:formula="msoxl:=T38*S38" table:style-name="ce10">
            <text:p>103308</text:p>
          </table:table-cell>
          <table:table-cell office:value-type="float" office:value="109844.6052872377" table:formula="msoxl:=U38*S38" table:style-name="ce10">
            <text:p>10984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1399.67" table:style-name="ce3">
            <text:p>1399,67</text:p>
          </table:table-cell>
          <table:table-cell office:value-type="float" office:value="91504" table:style-name="ce7">
            <text:p>91504</text:p>
          </table:table-cell>
          <table:table-cell office:value-type="float" office:value="1.5296271201258963E-2" table:formula="msoxl:=C40/D40" table:style-name="ce6">
            <text:p>0,01530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0/2" table:style-name="ce3">
            <text:p>2,50</text:p>
          </table:table-cell>
          <table:table-cell office:value-type="float" office:value="7.3664380164136622E-2" table:formula="msoxl:=(G40*E40)/(1+(G40-H40)*E40)" table:style-name="ce8">
            <text:p>0,0737</text:p>
          </table:table-cell>
          <table:table-cell office:value-type="float" office:value="85402.329695248307" table:formula="msoxl:=J39-K39" table:style-name="ce7">
            <text:p>85402</text:p>
          </table:table-cell>
          <table:table-cell office:value-type="float" office:value="6291.1096815737055" table:formula="msoxl:=J40*I40" table:style-name="ce7">
            <text:p>6291</text:p>
          </table:table-cell>
          <table:table-cell office:value-type="float" office:value="411283.87427230726" table:formula="msoxl:=(G40/2)*(J40+J41)" table:style-name="ce9">
            <text:p>411284</text:p>
          </table:table-cell>
          <table:table-cell office:value-type="float" office:value="1707422.3332514111" table:formula="msoxl:=SUM(L40:L43)" table:style-name="ce7">
            <text:p>1707422</text:p>
          </table:table-cell>
          <table:table-cell office:value-type="float" office:value="19.99269035568722" table:formula="msoxl:=M40/J40" table:style-name="ce7">
            <text:p>20</text:p>
          </table:table-cell>
          <table:table-cell office:value-type="float" office:value="0.75912001016813013" table:formula="msoxl:=M41/M40" table:style-name="ce8">
            <text:p>0,75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0.75912001016813013" table:style-name="ce8">
            <text:p>0,7591</text:p>
          </table:table-cell>
          <table:table-cell office:value-type="float" office:value="71156" table:style-name="ce10">
            <text:p>71156</text:p>
          </table:table-cell>
          <table:table-cell office:value-type="float" office:value="76096.989524862525" table:formula="msoxl:=T39*S39" table:style-name="ce10">
            <text:p>76097</text:p>
          </table:table-cell>
          <table:table-cell office:value-type="float" office:value="82230.91298360021" table:formula="msoxl:=U39*S39" table:style-name="ce10">
            <text:p>822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1555" table:style-name="ce3">
            <text:p>1555,00</text:p>
          </table:table-cell>
          <table:table-cell office:value-type="float" office:value="64846" table:style-name="ce7">
            <text:p>64846</text:p>
          </table:table-cell>
          <table:table-cell office:value-type="float" office:value="2.3979890818246308E-2" table:formula="msoxl:=C41/D41" table:style-name="ce6">
            <text:p>0,02398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1/2" table:style-name="ce3">
            <text:p>2,50</text:p>
          </table:table-cell>
          <table:table-cell office:value-type="float" office:value="0.11311805742469103" table:formula="msoxl:=(G41*E41)/(1+(G41-H41)*E41)" table:style-name="ce8">
            <text:p>0,1131</text:p>
          </table:table-cell>
          <table:table-cell office:value-type="float" office:value="79111.220013674596" table:formula="msoxl:=J40-K40" table:style-name="ce7">
            <text:p>79111</text:p>
          </table:table-cell>
          <table:table-cell office:value-type="float" office:value="8948.9075284442097" table:formula="msoxl:=J41*I41" table:style-name="ce7">
            <text:p>8949</text:p>
          </table:table-cell>
          <table:table-cell office:value-type="float" office:value="373183.83124726242" table:formula="msoxl:=(G41/2)*(J41+J42)" table:style-name="ce9">
            <text:p>373184</text:p>
          </table:table-cell>
          <table:table-cell office:value-type="float" office:value="1296138.4589791037" table:formula="msoxl:=SUM(L41:L43)" table:style-name="ce7">
            <text:p>1296138</text:p>
          </table:table-cell>
          <table:table-cell office:value-type="float" office:value="16.383750102135483" table:formula="msoxl:=M41/J41" table:style-name="ce7">
            <text:p>16</text:p>
          </table:table-cell>
          <table:table-cell office:value-type="float" office:value="0.7120802730125001" table:formula="msoxl:=M42/M41" table:style-name="ce8">
            <text:p>0,712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0.7120802730125001" table:style-name="ce8">
            <text:p>0,7121</text:p>
          </table:table-cell>
          <table:table-cell office:value-type="float" office:value="53961" table:style-name="ce10">
            <text:p>53961</text:p>
          </table:table-cell>
          <table:table-cell office:value-type="float" office:value="54015.943443523465" table:formula="msoxl:=T40*S40" table:style-name="ce10">
            <text:p>54016</text:p>
          </table:table-cell>
          <table:table-cell office:value-type="float" office:value="57766.747461877734" table:formula="msoxl:=U40*S40" table:style-name="ce10">
            <text:p>5776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1789.33" table:style-name="ce3">
            <text:p>1789,33</text:p>
          </table:table-cell>
          <table:table-cell office:value-type="float" office:value="46057" table:style-name="ce7">
            <text:p>46057</text:p>
          </table:table-cell>
          <table:table-cell office:value-type="float" office:value="3.88503376251167E-2" table:formula="msoxl:=C42/D42" table:style-name="ce6">
            <text:p>0,03885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2/2" table:style-name="ce3">
            <text:p>2,50</text:p>
          </table:table-cell>
          <table:table-cell office:value-type="float" office:value="0.17705506544832234" table:formula="msoxl:=(G42*E42)/(1+(G42-H42)*E42)" table:style-name="ce8">
            <text:p>0,1771</text:p>
          </table:table-cell>
          <table:table-cell office:value-type="float" office:value="70162.312485230388" table:formula="msoxl:=J41-K41" table:style-name="ce7">
            <text:p>70162</text:p>
          </table:table-cell>
          <table:table-cell office:value-type="float" office:value="12422.59282907811" table:formula="msoxl:=J42*I42" table:style-name="ce7">
            <text:p>12423</text:p>
          </table:table-cell>
          <table:table-cell office:value-type="float" office:value="319755.08035345667" table:formula="msoxl:=(G42/2)*(J42+J43)" table:style-name="ce9">
            <text:p>319755</text:p>
          </table:table-cell>
          <table:table-cell office:value-type="float" office:value="922954.62773184129" table:formula="msoxl:=SUM(L42:L43)" table:style-name="ce7">
            <text:p>922955</text:p>
          </table:table-cell>
          <table:table-cell office:value-type="float" office:value="13.154563968029548" table:formula="msoxl:=M42/J42" table:style-name="ce7">
            <text:p>13</text:p>
          </table:table-cell>
          <table:table-cell office:value-type="float" office:value="0.65355276332569678" table:formula="msoxl:=M43/M42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5252" table:style-name="ce10">
            <text:p>35252</text:p>
          </table:table-cell>
          <table:table-cell office:value-type="float" office:value="38424.563612027516" table:formula="msoxl:=T41*S41" table:style-name="ce10">
            <text:p>38425</text:p>
          </table:table-cell>
          <table:table-cell office:value-type="float" office:value="38463.687754291954" table:formula="msoxl:=U41*S41" table:style-name="ce10">
            <text:p>3846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4573.33" table:style-name="ce3">
            <text:p>4573,33</text:p>
          </table:table-cell>
          <table:table-cell office:value-type="float" office:value="47777" table:formula="msoxl:=26951+13568+7258" table:style-name="ce7">
            <text:p>47777</text:p>
          </table:table-cell>
          <table:table-cell office:value-type="float" office:value="9.5722418737049203E-2" table:formula="msoxl:=C43/D43" table:style-name="ce6">
            <text:p>0,09572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10.446873503552117" table:formula="msoxl:=1/E43" table:style-name="ce3">
            <text:p>10,45</text:p>
          </table:table-cell>
          <table:table-cell office:value-type="float" office:value="1" table:style-name="ce8">
            <text:p>1,0000</text:p>
          </table:table-cell>
          <table:table-cell office:value-type="float" office:value="57739.71965615228" table:formula="msoxl:=J42-K42" table:style-name="ce7">
            <text:p>57740</text:p>
          </table:table-cell>
          <table:table-cell office:value-type="float" office:value="57739.71965615228" table:formula="msoxl:=J43*I43" table:style-name="ce7">
            <text:p>57740</text:p>
          </table:table-cell>
          <table:table-cell office:value-type="float" office:value="603199.54737838462" table:formula="msoxl:=K43*H43" table:style-name="ce9">
            <text:p>603200</text:p>
          </table:table-cell>
          <table:table-cell office:value-type="float" office:value="603199.54737838462" table:formula="msoxl:=L43" table:style-name="ce7">
            <text:p>603200</text:p>
          </table:table-cell>
          <table:table-cell office:value-type="float" office:value="10.446873503552117" table:formula="msoxl:=M43/J43" table:style-name="ce7">
            <text:p>10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6720" table:style-name="ce10">
            <text:p>36720</text:p>
          </table:table-cell>
          <table:table-cell office:value-type="float" office:value="23998.457469319586" table:formula="msoxl:=T43*S43" table:style-name="ce10">
            <text:p>23998</text:p>
          </table:table-cell>
          <table:table-cell office:value-type="float" office:value="15684.258194628024" table:formula="msoxl:=U43*S43" table:style-name="ce10">
            <text:p>15684</text:p>
          </table:table-cell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style-name="ce7"/>
          <table:table-cell table:style-name="ce12"/>
          <table:table-cell table:style-name="ce3"/>
          <table:table-cell table:style-name="ce8"/>
          <table:table-cell table:number-columns-repeated="5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Plan1" table:style-name="ta2">
        <table:table-column table:style-name="co1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ábua_de_Vida.A6:Tábua_de_Vida.D37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5" number:min-integer-digits="1"/>
    </number:number-style>
    <number:number-style style:name="N37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JL</meta:initial-creator>
    <dc:creator>cesar gabriel</dc:creator>
    <meta:creation-date>2016-08-18T13:39:56Z</meta:creation-date>
    <dc:date>2023-08-03T15:52:08Z</dc:date>
  </office:meta>
</office:document-meta>
</file>